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ff4ad" officeooo:paragraph-rsid="000ff4a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30262" officeooo:paragraph-rsid="00130262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w! You managed to open this file. That's awesome!</text:p>
      <text:p text:style-name="P1"/>
      <text:p text:style-name="P1">Reward yourself with a slice of pizza!</text:p>
      <text:p text:style-name="P1"/>
      <text:p text:style-name="P2">Next challenge: close this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HK" style:letter-kerning="true" style:font-name-asian="AR PL UMing HK" style:font-size-asian="10.5pt" style:language-asian="zh" style:country-asian="TW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HK" style:letter-kerning="true" style:font-name-asian="AR PL UMing HK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orio </meta:initial-creator>
    <meta:creation-date>2012-02-13T18:27:47</meta:creation-date>
    <dc:date>2015-01-03T16:34:21.329327596</dc:date>
    <dc:creator>mint </dc:creator>
    <meta:editing-duration>PT56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21" meta:character-count="120" meta:non-whitespace-character-count="102"/>
  </office:meta>
</office:document-meta>
</file>